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457in" style:line-height-at-least="0.145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8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457in" style:line-height-at-least="0.145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  <text:p text:style-name="P1">This is a *.od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6:22:55.33</meta:creation-date>
    <dc:date>2012-05-09T16:29:14.53</dc:date>
    <meta:editing-duration>PT2M5S</meta:editing-duration>
    <meta:editing-cycles>5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10" meta:word-count="50" meta:character-count="250" meta:non-whitespace-character-count="210"/>
  </office:meta>
</office:document-meta>
</file>